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text-align="start" style:justify-single-word="false"/>
      <style:text-properties fo:font-style="italic" fo:font-weight="normal" officeooo:rsid="0032a43c" officeooo:paragraph-rsid="0032a43c" style:font-style-asian="italic" style:font-weight-asian="normal" style:font-style-complex="italic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tyle="normal" fo:font-weight="normal" officeooo:rsid="0032a43c" officeooo:paragraph-rsid="0032a43c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1fd4a7" officeooo:paragraph-rsid="001fd4a7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d4a7" officeooo:paragraph-rsid="001fd4a7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officeooo:rsid="001fd4a7" officeooo:paragraph-rsid="001fd4a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d4a7" officeooo:paragraph-rsid="001fd4a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fd4a7" officeooo:paragraph-rsid="001fd4a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fd4a7" officeooo:paragraph-rsid="001fd4a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1fd4a7" officeooo:paragraph-rsid="001fd4a7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212c2b" officeooo:paragraph-rsid="00212c2b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2238ee" officeooo:paragraph-rsid="002238ee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245a39" officeooo:paragraph-rsid="00245a39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2eee90" officeooo:paragraph-rsid="002eee90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fo:font-weight="normal" officeooo:rsid="002eee90" officeooo:paragraph-rsid="002eee9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32a43c" officeooo:paragraph-rsid="0032a43c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3708eb" officeooo:paragraph-rsid="003708eb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fo:font-weight="normal" officeooo:rsid="003708eb" officeooo:paragraph-rsid="003708eb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20de2f" officeooo:paragraph-rsid="0020de2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212c2b" officeooo:paragraph-rsid="00212c2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2238ee" officeooo:paragraph-rsid="002238e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245a39" officeooo:paragraph-rsid="00245a3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25c749" officeooo:paragraph-rsid="0025c749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2b2146" officeooo:paragraph-rsid="002b2146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2c85a0" officeooo:paragraph-rsid="002c85a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2de052" officeooo:paragraph-rsid="002de05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2eee90" officeooo:paragraph-rsid="002eee9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32a43c" officeooo:paragraph-rsid="0032a43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3708eb" officeooo:paragraph-rsid="003708eb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bold" officeooo:rsid="00212c2b" officeooo:paragraph-rsid="00212c2b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normal" fo:font-weight="bold" officeooo:rsid="002238ee" officeooo:paragraph-rsid="002238ee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fo:font-weight="bold" officeooo:rsid="00245a39" officeooo:paragraph-rsid="00245a39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normal" fo:font-weight="bold" officeooo:rsid="0027b8ac" officeooo:paragraph-rsid="0027b8ac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normal" fo:font-weight="bold" officeooo:rsid="003708eb" officeooo:paragraph-rsid="003708eb" style:font-style-asian="normal" style:font-weight-asian="bold" style:font-style-complex="normal" style:font-weight-complex="bold"/>
    </style:style>
    <style:style style:name="T1" style:family="text">
      <style:text-properties officeooo:rsid="00212c2b"/>
    </style:style>
    <style:style style:name="T2" style:family="text">
      <style:text-properties officeooo:rsid="002238ee"/>
    </style:style>
    <style:style style:name="T3" style:family="text">
      <style:text-properties officeooo:rsid="00230c1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c85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e052" style:font-weight-asian="bold" style:font-weight-complex="bold"/>
    </style:style>
    <style:style style:name="T8" style:family="text">
      <style:text-properties fo:font-weight="bold" officeooo:rsid="0035584f" style:font-weight-asian="bold" style:font-weight-complex="bold"/>
    </style:style>
    <style:style style:name="T9" style:family="text">
      <style:text-properties officeooo:rsid="002de052"/>
    </style:style>
    <style:style style:name="T10" style:family="text">
      <style:text-properties officeooo:rsid="0034a1ac"/>
    </style:style>
    <style:style style:name="T11" style:family="text">
      <style:text-properties officeooo:rsid="0035584f"/>
    </style:style>
    <style:style style:name="T12" style:family="text">
      <style:text-properties officeooo:rsid="003708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Kafka for the Silly Man</text:p>
      <text:p text:style-name="P5"/>
      <text:p text:style-name="P5">A Mike Papili Doc</text:p>
      <text:p text:style-name="P5"/>
      <text:p text:style-name="P6">Source:</text:p>
      <text:p text:style-name="P9">ChatGPT4 (Yes, Seriously)</text:p>
      <text:p text:style-name="P6">Github:</text:p>
      <text:p text:style-name="P6"><text:a xlink:type="simple" xlink:href="https://github.com/mpapili/LearningKafka.git" text:style-name="Internet_20_link" text:visited-style-name="Visited_20_Internet_20_Link">https://github.com/mpapili/LearningKafka.git</text:a></text:p>
      <text:p text:style-name="P6"/>
      <text:p text:style-name="P6"/>
      <text:p text:style-name="P7"/>
      <text:p text:style-name="P10"/>
      <text:h text:style-name="Heading_20_1" text:outline-level="1">Setting up <text:span text:style-name="T2">Kafka</text:span>:</text:h>
      <text:p text:style-name="P8"/>
      <text:p text:style-name="P10">Working off of a Xubuntu (Ubuntu 22.04). Update your system.</text:p>
      <text:p text:style-name="P10"/>
      <text:p text:style-name="P8">Install the Java JDK:</text:p>
      <text:p text:style-name="P10"/>
      <text:p text:style-name="P11">sudo apt-get install default-jdk</text:p>
      <text:p text:style-name="P10"/>
      <text:p text:style-name="P10"/>
      <text:p text:style-name="P10">Download and Extract Kafka. Kafka is not free and open it seems, you can download it from the Apache Kafka website:</text:p>
      <text:p text:style-name="P10"/>
      <text:p text:style-name="P8">Get the latest version, but for today those commands look like this:</text:p>
      <text:p text:style-name="P10"/>
      <text:p text:style-name="P11">wget https://downloads.apache.org/kafka/3.6.0/kafka_2.12-3.6.0.tgz</text:p>
      <text:p text:style-name="P11">tar -xzf kafka_2.13-2.8.0.tgz</text:p>
      <text:p text:style-name="P11">cd kafka_2.13-2.8.0</text:p>
      <text:p text:style-name="P10"/>
      <text:p text:style-name="P10">Kafka uses zookeeper (not sure what this is?)</text:p>
      <text:p text:style-name="P10"/>
      <text:p text:style-name="P8">so first start up a ZooKeeper server:</text:p>
      <text:p text:style-name="P11">bin/zookeeper-server-start.sh config/zookeeper.properties</text:p>
      <text:p text:style-name="P11"/>
      <text:p text:style-name="P20">So the ZooKeeper server is up and running now. <text:span text:style-name="T1">Now we’re going to be running the Kafka server itself:</text:span></text:p>
      <text:p text:style-name="P20"/>
      <text:p text:style-name="P31">start up kafka in another terminal session:</text:p>
      <text:p text:style-name="P12">bin/kafka-server-start.sh config/server.properties</text:p>
      <text:p text:style-name="P12"/>
      <text:p text:style-name="P21">Okay, now both are running and should be talking to each other.</text:p>
      <text:p text:style-name="P21"/>
      <text:h text:style-name="P1" text:outline-level="1">Python Sample Client:</text:h>
      <text:p text:style-name="P32"/>
      <text:p text:style-name="P22">Set up and install Python however you choose. Let’s make a Venv <text:span text:style-name="T3">and then:</text:span></text:p>
      <text:p text:style-name="P22"/>
      <text:p text:style-name="P13">pip install kafka-python</text:p>
      <text:p text:style-name="P13"/>
      <text:p text:style-name="P22"/>
      <text:p text:style-name="P23">Two clients now, one is going to be a producer and another is going to be a consumer:</text:p>
      <text:p text:style-name="P23"/>
      <text:p text:style-name="P33">Producer:</text:p>
      <text:p text:style-name="P14">from kafka import KafkaProducer</text:p>
      <text:p text:style-name="P14"/>
      <text:p text:style-name="P14">producer = KafkaProducer(bootstrap_servers='localhost:9092')</text:p>
      <text:p text:style-name="P14">producer.send('test', b'Hello, Kafka!')</text:p>
      <text:p text:style-name="P14">producer.flush()</text:p>
      <text:p text:style-name="P14"/>
      <text:p text:style-name="P33">Consumer:</text:p>
      <text:p text:style-name="P14">from kafka import KafkaConsumer</text:p>
      <text:p text:style-name="P14"/>
      <text:p text:style-name="P14">consumer = KafkaConsumer('test', bootstrap_servers='localhost:9092')</text:p>
      <text:p text:style-name="P14">for message in consumer:</text:p>
      <text:p text:style-name="P14"><text:s text:c="4"/>print(f"Received: {message.value}")</text:p>
      <text:p text:style-name="P14"/>
      <text:p text:style-name="P14"/>
      <text:p text:style-name="P23">You can observe real-time events this way!</text:p>
      <text:p text:style-name="P23"/>
      <text:p text:style-name="P24">Now… how about REPLAYING MISSED EVENTS?!</text:p>
      <text:h text:style-name="P1" text:outline-level="1">Consumer Groups and Offsets (Replaying Events?!)</text:h>
      <text:p text:style-name="P34"/>
      <text:p text:style-name="P25">In order to reach reliability by allowing events to be replayed we need to use a powerful feature called <text:span text:style-name="T4">“Offset Management” </text:span>. <text:s/><text:span text:style-name="T5">You need to understand two concepts for this:</text:span></text:p>
      <text:p text:style-name="P25"/>
      <text:p text:style-name="P26">1. <text:span text:style-name="T6">Consumer Groups –</text:span> <text:span text:style-name="T9">consumers are a part of groups. Each consumer within a group reads from separate exclusive partitions of a </text:span><text:span text:style-name="T7">topic</text:span><text:span text:style-name="T9">. Kafka can keep track of the offset (the position) for each consumer group to tell who’s read what last.</text:span></text:p>
      <text:p text:style-name="P26"/>
      <text:p text:style-name="P27">2. <text:span text:style-name="T6">Offsets – </text:span>when a consumer group reads a message, it advances its offset. These are like pointers for “what’s the last thing you heard?”</text:p>
      <text:p text:style-name="P27"/>
      <text:p text:style-name="P27"/>
      <text:p text:style-name="P28">Let’s adjust our consumer code. We need to <text:span text:style-name="T6">COMMIT </text:span>(UPDATE THE OFFSET) every so-often.</text:p>
      <text:p text:style-name="P28"/>
      <text:p text:style-name="P16">from kafka import KafkaConsumer</text:p>
      <text:p text:style-name="P16"/>
      <text:p text:style-name="P16">consumer = KafkaConsumer(</text:p>
      <text:p text:style-name="P16"><text:s text:c="8"/>'test',</text:p>
      <text:p text:style-name="P16"><text:s text:c="8"/>bootstrap_servers='localhost:9092',</text:p>
      <text:p text:style-name="P16"><text:s text:c="8"/>group_id='my-group', # Specify the consumer group</text:p>
      <text:p text:style-name="P16"><text:s text:c="8"/>auto_offset_reset='earliest',</text:p>
      <text:p text:style-name="P16"><text:s text:c="8"/>enable_auto_commit=True,</text:p>
      <text:p text:style-name="P16"><text:s text:c="8"/>auto_commit_interval_ms=1_000, # commit every second)</text:p>
      <text:p text:style-name="P16">)</text:p>
      <text:p text:style-name="P16">for message in consumer:</text:p>
      <text:p text:style-name="P16"><text:s text:c="4"/>print(f"Received: {message.value}")</text:p>
      <text:p text:style-name="P15"/>
      <text:p text:style-name="P15"/>
      <text:p text:style-name="P29">Want to replay from a certain <text:span text:style-name="T6">offset </text:span>value? We can do that too! <text:span text:style-name="T10">Right before kicking off the consumer we can set up </text:span><text:span text:style-name="T11">the </text:span><text:span text:style-name="T8">seek() </text:span><text:span text:style-name="T11">method on </text:span><text:span text:style-name="T8">consumer </text:span><text:span text:style-name="T11">like:</text:span></text:p>
      <text:p text:style-name="P17"/>
      <text:p text:style-name="P4"><text:span text:style-name="Source_20_Text">from kafka import KafkaConsumer, TopicPartition</text:span></text:p>
      <text:p text:style-name="P17">………………….</text:p>
      <text:p text:style-name="P3"><text:span text:style-name="Source_20_Text"># Assign a specific topic and partition</text:span></text:p>
      <text:p text:style-name="Preformatted_20_Text"><text:span text:style-name="Source_20_Text"><text:span text:style-name="T4">topic_partition = TopicPartition('test', 0) <text:s/># Assuming partition 0</text:span></text:span></text:p>
      <text:p text:style-name="P2"><text:span text:style-name="Source_20_Text"><text:span text:style-name="T4">consumer.assign([topic_partition])</text:span></text:span></text:p>
      <text:p text:style-name="P17"/>
      <text:p text:style-name="P3"><text:span text:style-name="Source_20_Text"># Set the desired offset (e.g., 100 offsets back)</text:span></text:p>
      <text:p text:style-name="Preformatted_20_Text"><text:span text:style-name="Source_20_Text"><text:span text:style-name="T4">desired_offset = 100</text:span></text:span></text:p>
      <text:p text:style-name="P2"><text:span text:style-name="Source_20_Text"><text:span text:style-name="T4">consumer.seek(topic_partition, desired_offset)</text:span></text:span></text:p>
      <text:p text:style-name="P29">-<text:span text:style-name="T12">note that this replaces the need to clarify “topic” as a positional argument when setting up your KafkaConsumer.</text:span></text:p>
      <text:p text:style-name="P29"/>
      <text:p text:style-name="P35">Note that the offset is not step-number, but rather the number of steps BACK to replay:</text:p>
      <text:p text:style-name="P29"/>
      <text:p text:style-name="P30"><text:soft-page-break/>So our final code for the consumer looks like:</text:p>
      <text:p text:style-name="P30"/>
      <text:p text:style-name="P19">from kafka import KafkaConsumer, TopicPartition</text:p>
      <text:p text:style-name="P19"/>
      <text:p text:style-name="P19"># set up our consumer</text:p>
      <text:p text:style-name="P19">consumer = KafkaConsumer(</text:p>
      <text:p text:style-name="P19"><text:s text:c="8"/>### 'test',</text:p>
      <text:p text:style-name="P19"><text:s text:c="8"/>bootstrap_servers='localhost:9092',</text:p>
      <text:p text:style-name="P19"><text:s text:c="8"/>group_id='my-group', # Specify the consumer group</text:p>
      <text:p text:style-name="P19"><text:s text:c="8"/>auto_offset_reset='earliest',</text:p>
      <text:p text:style-name="P19"><text:s text:c="8"/>enable_auto_commit=True,</text:p>
      <text:p text:style-name="P19"><text:s text:c="8"/>auto_commit_interval_ms=1_000, # commit every second)</text:p>
      <text:p text:style-name="P19">)</text:p>
      <text:p text:style-name="P19"/>
      <text:p text:style-name="P19"># set it up to replay from the beginning</text:p>
      <text:p text:style-name="P19"># Assign a specific topic and partition</text:p>
      <text:p text:style-name="P19">topic_partition = TopicPartition('test', 0) <text:s/># Assuming partition 0</text:p>
      <text:p text:style-name="P19">consumer.assign([topic_partition])</text:p>
      <text:p text:style-name="P19"/>
      <text:p text:style-name="P19"># Set the desired offset (e.g., 100 offsets back)</text:p>
      <text:p text:style-name="P19">desired_offset = 100</text:p>
      <text:p text:style-name="P19">consumer.seek(topic_partition, desired_offset)</text:p>
      <text:p text:style-name="P19"/>
      <text:p text:style-name="P19"/>
      <text:p text:style-name="P19">for message in consumer:</text:p>
      <text:p text:style-name="P19"><text:s text:c="4"/>print(f"Received: {message.value}")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9:14:35.768357872</meta:creation-date>
    <dc:date>2023-11-28T19:53:30.192276801</dc:date>
    <meta:editing-duration>PT28M34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5" meta:paragraph-count="85" meta:word-count="538" meta:character-count="4012" meta:non-whitespace-character-count="3446"/>
  </office:meta>
</office:document-meta>
</file>